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1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55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3.108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5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3.108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4.098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1.164cm" fo:min-width="3.46cm" draw:shadow="hidden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1.2cm" svg:x="7.4cm" svg:y="-2.6cm">
          <text:p text:style-name="P1">Inver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1.6cm" svg:x="2.1cm" svg:y="-5.9cm">
          <text:p text:style-name="P1">Select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5.1cm" svg:height="2cm" svg:x="12.4cm" svg:y="-3.7cm">
          <text:p text:style-name="P1">Lea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cm" svg:height="1.6cm" svg:x="2.1cm" svg:y="-3.2cm">
          <text:p text:style-name="P1">Sequen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1cm" svg:height="1.6cm" svg:x="10.6cm" svg:y="1cm">
          <text:p text:style-name="P1">Select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1cm" svg:height="1.6cm" svg:x="-7.7cm" svg:y="6.6cm">
          <text:p text:style-name="P1">Sequen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5.1cm" svg:height="2cm" svg:x="-18.1cm" svg:y="9.6cm">
          <text:p text:style-name="P1">IsInDan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1cm" svg:height="2cm" svg:x="-16.3cm" svg:y="15.9cm">
          <text:p text:style-name="P1">IsPowered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1cm" svg:height="1.6cm" svg:x="-12.4cm" svg:y="13.3cm">
          <text:p text:style-name="P1">Sequen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5.1cm" svg:height="2cm" svg:x="-10cm" svg:y="16.1cm">
          <text:p text:style-name="P1">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5cm" svg:height="2cm" svg:x="-3.6cm" svg:y="16cm">
          <text:p text:style-name="P1">IsPowerPillReach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1cm" svg:height="1.6cm" svg:x="0.9cm" svg:y="14.1cm">
          <text:p text:style-name="P1">Sequen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5.1cm" svg:height="2cm" svg:x="3.7cm" svg:y="16.2cm">
          <text:p text:style-name="P1">CollectPowerPi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1cm" svg:height="2cm" svg:x="10.4cm" svg:y="14.1cm">
          <text:p text:style-name="P1">Fl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6cm" svg:height="2cm" svg:x="18.1cm" svg:y="5.8cm">
          <text:p text:style-name="P1">CollectNearestPi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.6cm" svg:y1="2.6cm" svg:x2="-5.8cm" svg:y2="6.7cm">
          <text:p/>
        </draw:line>
        <draw:line draw:style-name="gr8" draw:text-style-name="P2" draw:layer="layout" svg:x1="-5.7cm" svg:y1="8.3cm" svg:x2="-1.7cm" svg:y2="9.5cm">
          <text:p/>
        </draw:line>
        <draw:line draw:style-name="gr8" draw:text-style-name="P2" draw:layer="layout" svg:x1="12.6cm" svg:y1="2.6cm" svg:x2="20.6cm" svg:y2="5.6cm">
          <text:p/>
        </draw:line>
        <draw:line draw:style-name="gr8" draw:text-style-name="P2" draw:layer="layout" svg:x1="-5.6cm" svg:y1="8.4cm" svg:x2="-15.7cm" svg:y2="9.6cm">
          <text:p/>
        </draw:line>
        <draw:line draw:style-name="gr8" draw:text-style-name="P2" draw:layer="layout" svg:x1="2.9cm" svg:y1="15.7cm" svg:x2="-0.3cm" svg:y2="16.1cm">
          <text:p/>
        </draw:line>
        <draw:line draw:style-name="gr8" draw:text-style-name="P2" draw:layer="layout" svg:x1="2.9cm" svg:y1="15.7cm" svg:x2="6.4cm" svg:y2="16.3cm">
          <text:p/>
        </draw:line>
        <draw:line draw:style-name="gr8" draw:text-style-name="P2" draw:layer="layout" svg:x1="-10.3cm" svg:y1="15cm" svg:x2="-7.2cm" svg:y2="16.2cm">
          <text:p/>
        </draw:line>
        <draw:line draw:style-name="gr8" draw:text-style-name="P2" draw:layer="layout" svg:x1="-10.5cm" svg:y1="14.9cm" svg:x2="-13.8cm" svg:y2="16.1cm">
          <text:p/>
        </draw:line>
        <draw:line draw:style-name="gr8" draw:text-style-name="P2" draw:layer="layout" svg:x1="-1.4cm" svg:y1="11.3cm" svg:x2="-10.4cm" svg:y2="13.4cm">
          <text:p/>
        </draw:line>
        <draw:line draw:style-name="gr8" draw:text-style-name="P2" draw:layer="layout" svg:x1="-1.5cm" svg:y1="11.2cm" svg:x2="3cm" svg:y2="14.2cm">
          <text:p/>
        </draw:line>
        <draw:custom-shape draw:style-name="gr2" draw:text-style-name="P1" draw:layer="layout" svg:width="4.1cm" svg:height="1.6cm" svg:x="-3.6cm" svg:y="9.5cm">
          <text:p text:style-name="P1">Select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-1.7cm" svg:y1="11.2cm" svg:x2="13.1cm" svg:y2="1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2:55:22.117000000</meta:creation-date>
    <dc:date>2016-09-06T13:20:56.466000000</dc:date>
    <meta:editing-duration>PT15M13S</meta:editing-duration>
    <meta:editing-cycles>3</meta:editing-cycles>
    <meta:generator>LibreOffice/5.2.0.4$Windows_x86 LibreOffice_project/066b007f5ebcc236395c7d282ba488bca6720265</meta:generator>
    <meta:document-statistic meta:object-count="27"/>
  </office:meta>
</office:document-meta>
</file>